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mberAccessorTest.MemberAccessorTest( MemberAccessor ac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berAccessorTest.test_write_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mberAccessorTest.test_invoke_illegal_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mberAccessorTest.test_read_static_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mberAccessorTest.test_new_instance_invocation_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mberAccessorTest.test_invok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mberAccessorTest.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mberAccessorTest.test_new_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mple.test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mberAccessorTest.test_write_static_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ample.Sample( String fie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mberAccessorTest.test_new_instance_illegal_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mberAccessorTest.test_invoke_invocation_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mberAccessorTest.test_read_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mberAccessorTest.test_set_final_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mberAccessorTest.test_new_instance_instantiation_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